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9b28" officeooo:paragraph-rsid="001d9b28"/>
    </style:style>
    <style:style style:name="P2" style:family="paragraph" style:parent-style-name="Standard" style:list-style-name="L2">
      <style:text-properties fo:language="en" fo:country="US" officeooo:rsid="001d9b28" officeooo:paragraph-rsid="001d9b28"/>
    </style:style>
    <style:style style:name="P3" style:family="paragraph" style:parent-style-name="Standard" style:list-style-name="L2">
      <style:text-properties fo:language="en" fo:country="US" officeooo:rsid="001eec72" officeooo:paragraph-rsid="001eec72"/>
    </style:style>
    <style:style style:name="P4" style:family="paragraph" style:parent-style-name="Standard">
      <style:text-properties fo:language="en" fo:country="US" officeooo:rsid="001eec72" officeooo:paragraph-rsid="001eec72"/>
    </style:style>
    <style:style style:name="P5" style:family="paragraph" style:parent-style-name="Standard" style:list-style-name="L3">
      <style:text-properties fo:language="en" fo:country="US" officeooo:rsid="001eec72" officeooo:paragraph-rsid="001eec72"/>
    </style:style>
    <style:style style:name="P6" style:family="paragraph" style:parent-style-name="Standard" style:list-style-name="L3">
      <style:text-properties fo:language="en" fo:country="US" officeooo:rsid="00206d2d" officeooo:paragraph-rsid="00206d2d"/>
    </style:style>
    <style:style style:name="P7" style:family="paragraph" style:parent-style-name="Standard" style:list-style-name="L2">
      <style:text-properties fo:language="en" fo:country="US" officeooo:rsid="00206d2d" officeooo:paragraph-rsid="00206d2d"/>
    </style:style>
    <style:style style:name="P8" style:family="paragraph" style:parent-style-name="Standard">
      <style:text-properties fo:language="en" fo:country="US" officeooo:rsid="00206d2d" officeooo:paragraph-rsid="00206d2d"/>
    </style:style>
    <style:style style:name="P9" style:family="paragraph" style:parent-style-name="Standard" style:list-style-name="L4">
      <style:text-properties fo:language="en" fo:country="US" officeooo:rsid="00206d2d" officeooo:paragraph-rsid="00206d2d"/>
    </style:style>
    <style:style style:name="P10" style:family="paragraph" style:parent-style-name="Standard" style:list-style-name="L3">
      <style:text-properties fo:language="en" fo:country="US" officeooo:rsid="0021aa96" officeooo:paragraph-rsid="0021aa96"/>
    </style:style>
    <style:style style:name="P11" style:family="paragraph" style:parent-style-name="Standard" style:list-style-name="L3">
      <style:text-properties fo:language="en" fo:country="US" officeooo:rsid="002313c1" officeooo:paragraph-rsid="002313c1"/>
    </style:style>
    <style:style style:name="T1" style:family="text">
      <style:text-properties officeooo:rsid="002313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ider</text:p>
      <text:list xml:id="list2468536145" text:style-name="L2">
        <text:list-item>
          <text:p text:style-name="P2">Announce</text:p>
          <text:list>
            <text:list-item>
              <text:p text:style-name="P3">UDP broadcast</text:p>
            </text:list-item>
          </text:list>
        </text:list-item>
        <text:list-item>
          <text:p text:style-name="P3">Live stream</text:p>
          <text:list>
            <text:list-item>
              <text:p text:style-name="P7">UDP</text:p>
            </text:list-item>
          </text:list>
        </text:list-item>
        <text:list-item>
          <text:p text:style-name="P3">Control back end</text:p>
          <text:list>
            <text:list-item>
              <text:p text:style-name="P3">REST</text:p>
            </text:list-item>
          </text:list>
        </text:list-item>
        <text:list-item>
          <text:p text:style-name="P3">Control front end</text:p>
          <text:list>
            <text:list-item>
              <text:p text:style-name="P3">HTML</text:p>
            </text:list-item>
            <text:list-item>
              <text:p text:style-name="P3">REST</text:p>
            </text:list-item>
          </text:list>
        </text:list-item>
        <text:list-item>
          <text:p text:style-name="P7">Storage </text:p>
        </text:list-item>
      </text:list>
      <text:p text:style-name="P4"/>
      <text:p text:style-name="P4">Client</text:p>
      <text:list xml:id="list343511597" text:style-name="L3">
        <text:list-item>
          <text:p text:style-name="P5">Listen for announcements</text:p>
          <text:list>
            <text:list-item>
              <text:p text:style-name="P6">UDP</text:p>
            </text:list-item>
          </text:list>
        </text:list-item>
        <text:list-item>
          <text:p text:style-name="P6">Control Frontend</text:p>
          <text:list>
            <text:list-item>
              <text:p text:style-name="P6">REST</text:p>
            </text:list-item>
            <text:list-item>
              <text:p text:style-name="P6">HTML</text:p>
            </text:list-item>
          </text:list>
        </text:list-item>
        <text:list-item>
          <text:p text:style-name="P6">Show live stream </text:p>
        </text:list-item>
        <text:list-item>
          <text:p text:style-name="P6">Show snapshots</text:p>
        </text:list-item>
        <text:list-item>
          <text:p text:style-name="P10">Show resources from storage.</text:p>
          <text:list>
            <text:list-item>
              <text:p text:style-name="P11">SMB/NFS/SSH</text:p>
            </text:list-item>
          </text:list>
        </text:list-item>
      </text:list>
      <text:p text:style-name="P8"/>
      <text:p text:style-name="P8">Storage</text:p>
      <text:list xml:id="list2511016849" text:style-name="L4">
        <text:list-item>
          <text:p text:style-name="P9">Network share</text:p>
          <text:list>
            <text:list-item>
              <text:p text:style-name="P9">SMB/NFS/SS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Grønholdt</meta:initial-creator>
    <meta:creation-date>2017-02-23T12:44:33.767000000</meta:creation-date>
    <dc:date>2017-02-23T13:24:13.332000000</dc:date>
    <dc:creator>Martin Grønholdt</dc:creator>
    <meta:editing-duration>PT9M8S</meta:editing-duration>
    <meta:editing-cycles>2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24" meta:word-count="61" meta:character-count="275" meta:non-whitespace-character-count="257"/>
  </office:meta>
</office:document-meta>
</file>